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2585D21F7B0B0C5ADC4.png" manifest:media-type="image/png"/>
  <manifest:file-entry manifest:full-path="Pictures/1000020100000258000002583EB891D0500C0F80.png" manifest:media-type="image/png"/>
  <manifest:file-entry manifest:full-path="Pictures/100002010000025800000258E74AE37B21E59F88.png" manifest:media-type="image/png"/>
  <manifest:file-entry manifest:full-path="Pictures/1000000000000050000000261F0ABB4E25CA2042.gif" manifest:media-type="image/gif"/>
  <manifest:file-entry manifest:full-path="Pictures/10000201000002580000025848A886E07562F3AC.png" manifest:media-type="image/png"/>
  <manifest:file-entry manifest:full-path="Pictures/100002010000025800000258C25D37D4A41CC2F7.png" manifest:media-type="image/png"/>
  <manifest:file-entry manifest:full-path="Pictures/1000020100000258000002585568BE81C47A2F06.png" manifest:media-type="image/png"/>
  <manifest:file-entry manifest:full-path="Pictures/10000201000002580000025883D51138AC1E762C.png" manifest:media-type="image/png"/>
  <manifest:file-entry manifest:full-path="Pictures/100002010000025800000258886368BAD3B15E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3cm, 1.567cm, 3.502cm, 1.738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5cm, 1.827cm, 3.384cm, 2.067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89cm, 1.967cm, 3.454cm, 2.04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1cm, 1.71cm, 3.459cm, 1.599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58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15cm, 1.752cm, 3.634cm, 1.729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9cm, 2.067cm, 3.463cm, 2.005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16cm, 1.82cm, 3.445cm, 1.555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83cm, 2.082cm, 3.48cm, 1.887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atin Modern Math" fo:font-size="14pt" style:font-size-asian="14pt" style:font-size-complex="14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atin Modern Math" fo:font-size="14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in Modern Math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5" draw:style-name="gr1" draw:text-style-name="P1" draw:layer="layout" svg:width="4.385cm" svg:height="3.171cm" svg:x="15.693cm" svg:y="5.099cm">
          <draw:image xlink:href="Pictures/100002010000025800000258886368BAD3B15EDF.png" xlink:type="simple" xlink:show="embed" xlink:actuate="onLoad">
            <text:p/>
          </draw:image>
        </draw:frame>
        <draw:frame draw:name="Picture 7" draw:style-name="gr2" draw:text-style-name="P1" draw:layer="layout" svg:width="4.181cm" svg:height="3.09cm" svg:x="11.511cm" svg:y="1.925cm">
          <draw:image xlink:href="Pictures/100002010000025800000258C25D37D4A41CC2F7.png" xlink:type="simple" xlink:show="embed" xlink:actuate="onLoad">
            <text:p/>
          </draw:image>
        </draw:frame>
        <draw:frame draw:name="Picture 8" draw:style-name="gr3" draw:text-style-name="P1" draw:layer="layout" svg:width="4.181cm" svg:height="3.112cm" svg:x="11.511cm" svg:y="5.121cm">
          <draw:image xlink:href="Pictures/10000201000002580000025848A886E07562F3AC.png" xlink:type="simple" xlink:show="embed" xlink:actuate="onLoad">
            <text:p/>
          </draw:image>
        </draw:frame>
        <draw:frame draw:name="Picture 9" draw:style-name="gr4" draw:text-style-name="P1" draw:layer="layout" svg:width="4.385cm" svg:height="3.173cm" svg:x="15.693cm" svg:y="1.925cm">
          <draw:image xlink:href="Pictures/10000201000002580000025883D51138AC1E762C.png" xlink:type="simple" xlink:show="embed" xlink:actuate="onLoad">
            <text:p/>
          </draw:image>
        </draw:frame>
        <draw:frame draw:name="Picture 10" draw:style-name="gr5" draw:text-style-name="P1" draw:layer="layout" svg:width="5.695cm" svg:height="0.306cm" draw:transform="rotate (1.5707963267949) translate (10.956cm 7.909cm)">
          <draw:image xlink:href="Pictures/1000000000000050000000261F0ABB4E25CA2042.gif" xlink:type="simple" xlink:show="embed" xlink:actuate="onLoad">
            <text:p/>
          </draw:image>
        </draw:frame>
        <draw:custom-shape draw:name="TextBox 11" draw:style-name="gr6" draw:text-style-name="P3" draw:layer="layout" svg:width="1.189cm" svg:height="0.843cm" svg:x="11.143cm" svg:y="7.482cm">
          <text:p text:style-name="P2"><text:span text:style-name="T1">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3" draw:layer="layout" svg:width="0.395cm" svg:height="0.843cm" svg:x="11.204cm" svg:y="1.92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8" draw:text-style-name="P1" draw:layer="layout" svg:width="4.234cm" svg:height="3.014cm" svg:x="6.722cm" svg:y="5.21cm">
          <draw:image xlink:href="Pictures/100002010000025800000258E74AE37B21E59F88.png" xlink:type="simple" xlink:show="embed" xlink:actuate="onLoad">
            <text:p/>
          </draw:image>
        </draw:frame>
        <draw:frame draw:name="Content Placeholder 9" draw:style-name="gr9" draw:text-style-name="P1" draw:layer="layout" svg:width="4.234cm" svg:height="3.126cm" svg:x="2.428cm" svg:y="5.099cm">
          <draw:image xlink:href="Pictures/1000020100000258000002583EB891D0500C0F80.png" xlink:type="simple" xlink:show="embed" xlink:actuate="onLoad">
            <text:p/>
          </draw:image>
        </draw:frame>
        <draw:frame draw:name="Picture 3" draw:style-name="gr10" draw:text-style-name="P1" draw:layer="layout" svg:width="4.266cm" svg:height="3.145cm" svg:x="6.57cm" svg:y="1.864cm">
          <draw:image xlink:href="Pictures/1000020100000258000002585D21F7B0B0C5ADC4.png" xlink:type="simple" xlink:show="embed" xlink:actuate="onLoad">
            <text:p/>
          </draw:image>
        </draw:frame>
        <draw:frame draw:name="Picture 6" draw:style-name="gr11" draw:text-style-name="P1" draw:layer="layout" svg:width="4.299cm" svg:height="3.182cm" svg:x="2.27cm" svg:y="1.864cm">
          <draw:image xlink:href="Pictures/1000020100000258000002585568BE81C47A2F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01:07:30.710526297</meta:creation-date>
    <dc:date>2016-12-04T01:10:19.758109134</dc:date>
    <meta:editing-duration>PT2M49S</meta:editing-duration>
    <meta:editing-cycles>1</meta:editing-cycles>
    <meta:document-statistic meta:object-count="11"/>
    <meta:generator>LibreOffice/5.0.3.2$Linux_X86_64 LibreOffice_project/00m0$Build-2</meta:generator>
  </office:meta>
</office:document-meta>
</file>